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5.148cm" fo:min-width="11.56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11.565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6.1cm" fo:min-width="11.883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11.88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8.64cm" fo:min-width="11.883cm" loext:decorative="false"/>
    </style:style>
    <style:style style:name="gr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2.065cm" svg:height="5.398cm" svg:x="2.587cm" svg:y="1.9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5cm" svg:height="0.962cm" svg:x="2.905cm" svg:y="2.27cm">
          <draw:text-box>
            <text:p>Crate</text:p>
          </draw:text-box>
        </draw:frame>
        <draw:custom-shape draw:style-name="gr3" draw:text-style-name="P1" draw:layer="layout" svg:width="12.065cm" svg:height="1.27cm" svg:x="2.587cm" svg:y="1.95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51cm" svg:height="4.013cm" svg:x="2.905cm" svg:y="3.454cm">
          <draw:text-box>
            <text:p text:style-name="P3"><text:span text:style-name="T1">-Int ID</text:span></text:p>
            <text:p text:style-name="P3"><text:span text:style-name="T1">-Int Weight</text:span></text:p>
            <text:p text:style-name="P3"><text:span text:style-name="T1"/></text:p>
            <text:p text:style-name="P3"><text:span text:style-name="T1">Const ID,Weight</text:span></text:p>
            <text:p text:style-name="P3"><text:span text:style-name="T1">+return int ID</text:span></text:p>
            <text:p text:style-name="P3"><text:span text:style-name="T1">+return int Weight</text:span></text:p>
          </draw:text-box>
        </draw:frame>
        <draw:custom-shape draw:style-name="gr4" draw:text-style-name="P1" xml:id="id4" draw:id="id4" draw:layer="layout" svg:width="12.383cm" svg:height="6.35cm" svg:x="2.587cm" svg:y="9.2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67cm" svg:height="1.27cm" svg:x="2.905cm" svg:y="9.572cm">
          <draw:text-box>
            <text:p>Regal</text:p>
          </draw:text-box>
        </draw:frame>
        <draw:custom-shape draw:style-name="gr6" draw:text-style-name="P1" draw:layer="layout" svg:width="12.383cm" svg:height="1.27cm" svg:x="2.587cm" svg:y="9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657cm" svg:height="4.691cm" svg:x="2.905cm" svg:y="10.694cm">
          <draw:text-box>
            <text:p text:style-name="P5"><text:span text:style-name="T2">-Stack contains Crate</text:span></text:p>
            <text:p text:style-name="P5"><text:span text:style-name="T2">-Int RegalWeight</text:span></text:p>
            <text:p text:style-name="P5"><text:span text:style-name="T2">-Int weightLimit</text:span></text:p>
            <text:p text:style-name="P5"><text:span text:style-name="T2"/></text:p>
            <text:p text:style-name="P5"><text:span text:style-name="T2">+Void update RegalWeight</text:span></text:p>
            <text:p text:style-name="P5"><text:span text:style-name="T2">+Return int RegalWeight</text:span></text:p>
            <text:p text:style-name="P5"><text:span text:style-name="T2">+Return Crate contains.top()</text:span></text:p>
            <text:p text:style-name="P5"><text:span text:style-name="T2">+Return bool isEmpty </text:span></text:p>
          </draw:text-box>
        </draw:frame>
        <draw:custom-shape draw:style-name="gr8" draw:text-style-name="P1" xml:id="id1" draw:id="id1" draw:layer="layout" svg:width="12.383cm" svg:height="8.89cm" svg:x="2.587cm" svg:y="17.19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67cm" svg:height="1.27cm" svg:x="2.905cm" svg:y="17.509cm">
          <draw:text-box>
            <text:p>Lager</text:p>
          </draw:text-box>
        </draw:frame>
        <draw:custom-shape draw:style-name="gr6" draw:text-style-name="P1" draw:layer="layout" svg:width="12.383cm" svg:height="1.27cm" svg:x="2.587cm" svg:y="17.1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98cm" svg:height="5.228cm" svg:x="2.905cm" svg:y="18.779cm">
          <draw:text-box>
            <text:p>-Array Regale Regal</text:p>
            <text:p>-Int setWeightLimit</text:p>
            <text:p/>
            <text:p>+Void createRegal regal</text:p>
            <text:p>+Void add Create</text:p>
            <text:p>+Void remove Crate</text:p>
            <text:p>+return int fillRegale</text:p>
          </draw:text-box>
        </draw:frame>
        <draw:connector draw:style-name="gr9" draw:text-style-name="P1" xml:id="id2" draw:id="id2" draw:layer="layout" svg:x1="14.97cm" svg:y1="21.637cm" svg:x2="14.716cm" svg:y2="16.113cm" draw:start-shape="id1" draw:start-glue-point="1" svg:d="M14970 21637h500v-5524h-754" svg:viewBox="0 0 755 5525">
          <text:p/>
        </draw:connector>
        <draw:connector draw:style-name="gr10" draw:text-style-name="P1" xml:id="id3" draw:id="id3" draw:layer="layout" svg:x1="14.716cm" svg:y1="16.113cm" svg:x2="2.022cm" svg:y2="16.113cm" draw:start-shape="id2" draw:start-glue-point="3" svg:d="M14716 16113h-12694" svg:viewBox="0 0 12695 1">
          <text:p/>
        </draw:connector>
        <draw:connector draw:style-name="gr11" draw:text-style-name="P1" draw:layer="layout" svg:x1="2.022cm" svg:y1="16.113cm" svg:x2="2.587cm" svg:y2="12.43cm" draw:start-shape="id3" draw:start-glue-point="3" draw:end-shape="id4" draw:end-glue-point="3" svg:d="M2022 16113v-3683h565" svg:viewBox="0 0 566 3684">
          <text:p/>
        </draw:connector>
        <draw:connector draw:style-name="gr10" draw:text-style-name="P1" xml:id="id5" draw:id="id5" draw:layer="layout" svg:x1="15.287cm" svg:y1="8.272cm" svg:x2="2.438cm" svg:y2="8.294cm" svg:d="M15287 8272h-6424v22h-6425" svg:viewBox="0 0 12850 23">
          <text:p/>
        </draw:connector>
        <draw:connector draw:style-name="gr11" draw:text-style-name="P1" draw:layer="layout" svg:x1="2.438cm" svg:y1="8.294cm" svg:x2="2.878cm" svg:y2="4.589cm" draw:start-shape="id5" draw:start-glue-point="3" svg:d="M2438 8294h-500v-3705h940" svg:viewBox="0 0 941 3706">
          <text:p/>
        </draw:connector>
        <draw:connector draw:style-name="gr9" draw:text-style-name="P1" draw:layer="layout" svg:x1="14.97cm" svg:y1="12.43cm" svg:x2="14.97cm" svg:y2="8.302cm" draw:start-shape="id4" draw:start-glue-point="1" svg:d="M14970 12430h500v-4128h-500" svg:viewBox="0 0 501 4129">
          <text:p/>
        </draw:connector>
        <draw:connector draw:style-name="gr12" draw:text-style-name="P1" xml:id="id6" draw:id="id6" draw:layer="layout" draw:line-skew="2.19cm" svg:x1="14.97cm" svg:y1="21.637cm" svg:x2="16.44cm" svg:y2="7.789cm" draw:start-shape="id1" draw:start-glue-point="1" svg:d="M14970 21637h3175v-13848h-1705" svg:viewBox="0 0 3176 13849">
          <text:p/>
        </draw:connector>
        <draw:connector draw:style-name="gr13" draw:text-style-name="P1" draw:layer="layout" svg:x1="16.44cm" svg:y1="7.789cm" svg:x2="14.652cm" svg:y2="4.651cm" draw:start-shape="id6" draw:start-glue-point="3" draw:end-shape="id7" svg:d="M16440 7789v-3138h-1788" svg:viewBox="0 0 1789 3139">
          <text:p/>
        </draw:connector>
        <draw:frame draw:style-name="gr5" draw:text-style-name="P2" xml:id="id8" draw:id="id8" draw:layer="layout" svg:width="3.175cm" svg:height="1.27cm" svg:x="16.24cm" svg:y="1.952cm">
          <draw:text-box>
            <text:p>Stack</text:p>
          </draw:text-box>
        </draw:frame>
        <draw:connector draw:style-name="gr14" draw:text-style-name="P1" draw:layer="layout" draw:line-skew="2.382cm" svg:x1="8.778cm" svg:y1="9.255cm" svg:x2="17.827cm" svg:y2="3.222cm" draw:start-shape="id4" draw:end-shape="id8" draw:end-glue-point="2" svg:d="M8778 9255v-635h9049v-5398" svg:viewBox="0 0 9050 6034">
          <text:p/>
        </draw:connector>
        <draw:connector draw:style-name="gr15" draw:text-style-name="P1" draw:layer="layout" svg:x1="14.97cm" svg:y1="21.637cm" svg:x2="16.916cm" svg:y2="3.419cm" draw:start-shape="id1" draw:start-glue-point="1" svg:d="M14970 21637h1223v-18218h723" svg:viewBox="0 0 1947 1821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08:00:41.584092675</meta:creation-date>
    <dc:date>2025-01-28T08:53:27.063708019</dc:date>
    <meta:editing-duration>PT6M49S</meta:editing-duration>
    <meta:editing-cycles>2</meta:editing-cycles>
    <meta:generator>LibreOffice/24.8.4.2$Linux_X86_64 LibreOffice_project/480$Build-2</meta:generator>
    <meta:document-statistic meta:object-count="23"/>
  </office:meta>
</office:document-meta>
</file>